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.1252in" fo:margin-right="0in" fo:orphans="2" fo:widows="2" fo:text-indent="0in" style:auto-text-indent="false"/>
      <style:text-properties fo:color="#f8faff" loext:opacity="100%" style:font-name="DeepSeek-CJK-patch"/>
    </style:style>
    <style:style style:name="P2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fo:color="#f8faff" loext:opacity="100%" style:font-name="DeepSeek-CJK-patch"/>
    </style:style>
    <style:style style:name="P4" style:family="paragraph" style:parent-style-name="Heading_20_3">
      <style:paragraph-properties fo:margin-left="0.1665in" fo:margin-right="0in" fo:margin-top="0in" fo:margin-bottom="0.0972in" style:contextual-spacing="false" fo:line-height="150%" fo:orphans="2" fo:widows="2" fo:text-indent="0in" style:auto-text-indent="false"/>
      <style:text-properties fo:color="#f8faff" loext:opacity="100%" style:font-name="DeepSeek-CJK-patch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/>
    </style:style>
    <style:style style:name="P8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9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0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/>
    </style:style>
    <style:style style:name="T1" style:family="text">
      <style:text-properties fo:font-variant="normal" fo:text-transform="none" fo:color="#f8faff" loext:opacity="100%" style:font-name="DeepSeek-CJK-patch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1. Вступление (1 минута)</text:span></text:span></text:h>
      <text:p text:style-name="P1"><text:span text:style-name="Emphasis"><text:span text:style-name="T2">(Слайд 1: Титульный)</text:span></text:span></text:p>
      <text:p text:style-name="P1"><text:span text:style-name="Emphasis"><text:span text:style-name="T2">"Добрый день, уважаемые слушатели!</text:span></text:span></text:p>
      <text:p text:style-name="P1"><text:span text:style-name="T2">Сегодня я хочу представить вам проект, который сочетает в себе ностальгию, удобство и современные технологии — </text:span><text:span text:style-name="Strong_20_Emphasis"><text:span text:style-name="T2">"Советский кроссворд" в Telegram Mini Apps</text:span></text:span><text:span text:style-name="T2">.</text:span></text:p>
      <text:p text:style-name="P1"><text:span text:style-name="T2">Это не просто игра — это </text:span><text:span text:style-name="Strong_20_Emphasis"><text:span text:style-name="T2">интеллектуальный досуг в стиле СССР</text:span></text:span><text:span text:style-name="T2">, доступный в один клик прямо в Telegram.</text:span></text:p>
      <text:p text:style-name="P2">Давайте вместе разберёмся, почему наш проект — это свежее решение для любителей кроссвордов."</text:p>
      <text:p text:style-name="P3"/>
      <text:h text:style-name="P4" text:outline-level="3"><text:span text:style-name="Strong_20_Emphasis"><text:span text:style-name="T3">2. Проблема (1 минута)</text:span></text:span></text:h>
      <text:p text:style-name="P1"><text:span text:style-name="Emphasis"><text:span text:style-name="T2">(Слайд 3: Проблема)</text:span></text:span></text:p>
      <text:p text:style-name="P1"><text:span text:style-name="Emphasis"><text:span text:style-name="T2">"С какими трудностями сталкиваются пользователи обычных онлайн-кроссвордов?</text:span></text:span></text:p>
      <text:list text:style-name="L1">
        <text:list-item>
          <text:p text:style-name="P5"><text:span text:style-name="Strong_20_Emphasis"><text:span text:style-name="T2">Реклама</text:span></text:span><text:span text:style-name="T2"> — она повсюду: между вопросами, в углах экрана, даже поверх букв. Это раздражает и отвлекает.</text:span></text:p>
        </text:list-item>
        <text:list-item>
          <text:p text:style-name="P5"><text:span text:style-name="Strong_20_Emphasis"><text:span text:style-name="T2">Устаревший дизайн</text:span></text:span><text:span text:style-name="T2"> — многие сайты выглядят так, будто застряли в 2000-х: неудобные кнопки, мелкие шрифты, хаотичный интерфейс.</text:span></text:p>
        </text:list-item>
        <text:list-item>
          <text:p text:style-name="P5"><text:span text:style-name="Strong_20_Emphasis"><text:span text:style-name="T2">Нет сохранения прогресса</text:span></text:span><text:span text:style-name="T2"> — закрыл вкладку? Все ответы пропали.</text:span></text:p>
        </text:list-item>
      </text:list>
      <text:p text:style-name="P1"><text:span text:style-name="Emphasis"><text:span text:style-name="T2">Результат?</text:span></text:span><text:span text:style-name="T2"> Люди теряют мотивацию играть.</text:span></text:p>
      <text:p text:style-name="P2">Но у нас есть решение."</text:p>
      <text:p text:style-name="P3"/>
      <text:h text:style-name="P4" text:outline-level="3"><text:span text:style-name="Strong_20_Emphasis"><text:span text:style-name="T3">3. Наше предложение (2 минуты)</text:span></text:span></text:h>
      <text:p text:style-name="P1"><text:span text:style-name="Emphasis"><text:span text:style-name="T2">(Слайд 4: Решение + Слайд 5: Особенности)</text:span></text:span></text:p>
      <text:p text:style-name="P1"><text:span text:style-name="Emphasis"><text:span text:style-name="T2">"Что мы сделали по-другому?</text:span></text:span></text:p>
      <text:p text:style-name="P1"><text:span text:style-name="T4">✅ </text:span><text:span text:style-name="Strong_20_Emphasis"><text:span text:style-name="T2">Доступ в один клик</text:span></text:span><text:span text:style-name="T2"> — никаких регистраций. Открыл Telegram — начал играть.<text:line-break/>✅ </text:span><text:span text:style-name="Strong_20_Emphasis"><text:span text:style-name="T2">Стиль СССР без клише</text:span></text:span><text:span text:style-name="T2"> — мы использовали лаконичные шрифты, геометрические формы и узнаваемую цветовую гамму, но сделали это современно.<text:line-break/>✅ </text:span><text:span text:style-name="Strong_20_Emphasis"><text:span text:style-name="T2">Полный контроль</text:span></text:span><text:span text:style-name="T2"> — тёмная/светлая тема, фоновая музыка с регулировкой громкости.<text:line-break/>✅ </text:span><text:span text:style-name="Strong_20_Emphasis"><text:span text:style-name="T2">Сохранение прогресса</text:span></text:span><text:span text:style-name="T2"> — закрыли приложение? Вернётесь к тому же месту.</text:span></text:p>
      <text:p text:style-name="P1"><text:soft-page-break/><text:span text:style-name="Emphasis"><text:span text:style-name="T2">Фишки:</text:span></text:span></text:p>
      <text:list text:style-name="L2">
        <text:list-item>
          <text:p text:style-name="P6"><text:span text:style-name="Strong_20_Emphasis"><text:span text:style-name="T2">Случайные неповторяющиеся уровни</text:span></text:span><text:span text:style-name="T2"> — каждый раз новый вызов.</text:span></text:p>
        </text:list-item>
        <text:list-item>
          <text:p text:style-name="P6"><text:span text:style-name="Strong_20_Emphasis"><text:span text:style-name="T2">Экранная клавиатура</text:span></text:span><text:span text:style-name="T2"> — удобно на любом устройстве.</text:span></text:p>
        </text:list-item>
      </text:list>
      <text:p text:style-name="P1"><text:span text:style-name="T2">Это не просто кроссворд — это </text:span><text:span text:style-name="Strong_20_Emphasis"><text:span text:style-name="T2">удовольствие от игры</text:span></text:span><text:span text:style-name="T2">."</text:span></text:p>
      <text:p text:style-name="P3"/>
      <text:h text:style-name="P4" text:outline-level="3"><text:span text:style-name="Strong_20_Emphasis"><text:span text:style-name="T3">4. Технологии (1 минута)</text:span></text:span></text:h>
      <text:p text:style-name="P1"><text:span text:style-name="Emphasis"><text:span text:style-name="T2">(Слайд 6: Технологии)</text:span></text:span></text:p>
      <text:p text:style-name="P1"><text:span text:style-name="Emphasis"><text:span text:style-name="T2">"Как мы это сделали?</text:span></text:span></text:p>
      <text:list text:style-name="L3">
        <text:list-item>
          <text:p text:style-name="P7"><text:span text:style-name="Strong_20_Emphasis"><text:span text:style-name="T2">Frontend</text:span></text:span><text:span text:style-name="T2">: Чистый HTML, CSS и JavaScript — чтобы работало даже на слабых устройствах.</text:span></text:p>
        </text:list-item>
        <text:list-item>
          <text:p text:style-name="P7"><text:span text:style-name="Strong_20_Emphasis"><text:span text:style-name="T2">Backend</text:span></text:span><text:span text:style-name="T2">: GitHub Actions + Telegram Bot API — бесплатно и надёжно.</text:span></text:p>
        </text:list-item>
        <text:list-item>
          <text:p text:style-name="P7"><text:span text:style-name="Strong_20_Emphasis"><text:span text:style-name="T2">Хостинг</text:span></text:span><text:span text:style-name="T2">: Всё внутри Telegram Mini Apps — никаких серверов.</text:span></text:p>
        </text:list-item>
      </text:list>
      <text:p text:style-name="P1"><text:span text:style-name="Emphasis"><text:span text:style-name="T2">Почему это важно?</text:span></text:span><text:span text:style-name="T2"><text:line-break/>Мы доказали, что </text:span><text:span text:style-name="Strong_20_Emphasis"><text:span text:style-name="T2">качественный продукт можно создать без бюджета</text:span></text:span><text:span text:style-name="T2">, используя только навыки и энтузиазм."</text:span></text:p>
      <text:p text:style-name="P3"/>
      <text:h text:style-name="P4" text:outline-level="3"><text:span text:style-name="Strong_20_Emphasis"><text:span text:style-name="T3">5. Для кого это? (30 секунд)</text:span></text:span></text:h>
      <text:p text:style-name="P1"><text:span text:style-name="Emphasis"><text:span text:style-name="T2">(Слайд 8: Целевая аудитория)</text:span></text:span></text:p>
      <text:p text:style-name="P2">*"Наша аудитория — это:</text:p>
      <text:list text:style-name="L4">
        <text:list-item>
          <text:p text:style-name="P8">Любители головоломок 30+, которые ценят ретро-стиль.</text:p>
        </text:list-item>
        <text:list-item>
          <text:p text:style-name="P8">Пользователи Telegram, ищущие удобные мини-игры.</text:p>
        </text:list-item>
        <text:list-item>
          <text:p text:style-name="P8">Те, кто устал от рекламы и сложных интерфейсов."</text:p>
        </text:list-item>
      </text:list>
      <text:p text:style-name="P3"/>
      <text:h text:style-name="P4" text:outline-level="3"><text:span text:style-name="Strong_20_Emphasis"><text:span text:style-name="T3">6. Планы развития (30 секунд)</text:span></text:span></text:h>
      <text:p text:style-name="P1"><text:span text:style-name="Emphasis"><text:span text:style-name="T2">(Слайд 9: Дорожная карта)</text:span></text:span></text:p>
      <text:p text:style-name="P2">*"Мы не останавливаемся! В планах:</text:p>
      <text:list text:style-name="L5">
        <text:list-item>
          <text:p text:style-name="P9">Тематические кроссворды ("Кино СССР", "Советские песни").</text:p>
        </text:list-item>
        <text:list-item>
          <text:p text:style-name="P9">Система достижений — чтобы было к чему стремиться.</text:p>
        </text:list-item>
        <text:list-item>
          <text:p text:style-name="P9">Статистика игроков — для анализа и улучшений."</text:p>
        </text:list-item>
      </text:list>
      <text:p text:style-name="P3"/>
      <text:h text:style-name="P4" text:outline-level="3"><text:soft-page-break/><text:span text:style-name="Strong_20_Emphasis"><text:span text:style-name="T3">7. Заключение (1 минута)</text:span></text:span></text:h>
      <text:p text:style-name="P1"><text:span text:style-name="Emphasis"><text:span text:style-name="T2">(Слайд 11: Заключение)</text:span></text:span></text:p>
      <text:p text:style-name="P1"><text:span text:style-name="T2">*"Подведём итоги:<text:line-break/>🔹 </text:span><text:span text:style-name="Strong_20_Emphasis"><text:span text:style-name="T2">Удобно</text:span></text:span><text:span text:style-name="T2"> — играйте где угодно.<text:line-break/>🔹 </text:span><text:span text:style-name="Strong_20_Emphasis"><text:span text:style-name="T2">Стильно</text:span></text:span><text:span text:style-name="T2"> — дизайн, который выделяет нас.<text:line-break/>🔹 </text:span><text:span text:style-name="Strong_20_Emphasis"><text:span text:style-name="T2">Бесплатно</text:span></text:span><text:span text:style-name="T2"> — для вас и для нас.</text:span></text:p>
      <text:p text:style-name="P1"><text:span text:style-name="Emphasis"><text:span text:style-name="T2">Попробуйте сами!</text:span></text:span><text:span text:style-name="T2"> Отсканируйте QR-код (Слайд 10) — и вы в игре.</text:span></text:p>
      <text:p text:style-name="P1"><text:span text:style-name="T2">Спасибо за внимание! </text:span><text:span text:style-name="Emphasis"><text:span text:style-name="T2">Готов ответить на ваши вопросы.</text:span></text:span><text:span text:style-name="T2">"</text:span></text:p>
      <text:p text:style-name="P3"/>
      <text:h text:style-name="P4" text:outline-level="3"><text:span text:style-name="Strong_20_Emphasis"><text:span text:style-name="T3">Советы по подаче:</text:span></text:span></text:h>
      <text:list text:style-name="L6">
        <text:list-item>
          <text:p text:style-name="P10"><text:span text:style-name="Strong_20_Emphasis"><text:span text:style-name="T2">Держите зрительный контакт</text:span></text:span><text:span text:style-name="T2"> — обращайтесь к аудитории, а не к слайдам.</text:span></text:p>
        </text:list-item>
        <text:list-item>
          <text:p text:style-name="P10"><text:span text:style-name="Strong_20_Emphasis"><text:span text:style-name="T2">Акцентируйте на преимуществах</text:span></text:span><text:span text:style-name="T2"> — "удобно", "бесплатно", "стильно".</text:span></text:p>
        </text:list-item>
        <text:list-item>
          <text:p text:style-name="P10"><text:span text:style-name="Strong_20_Emphasis"><text:span text:style-name="T2">Используйте жесты</text:span></text:span><text:span text:style-name="T2"> — указывайте на ключевые элементы слайдов.</text:span></text:p>
        </text:list-item>
        <text:list-item>
          <text:p text:style-name="P10"><text:span text:style-name="Strong_20_Emphasis"><text:span text:style-name="T2">Практикуйте тайминг</text:span></text:span><text:span text:style-name="T2"> — репетируйте с таймером, чтобы уложиться в 5-6 минут.</text:span></text:p>
        </text:list-item>
      </text:list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11:02:48.145275100</meta:creation-date>
    <dc:date>2025-04-03T12:01:12.710622700</dc:date>
    <meta:editing-duration>PT58M23S</meta:editing-duration>
    <meta:editing-cycles>3</meta:editing-cycles>
    <meta:generator>LibreOffice/25.2.1.2$Windows_X86_64 LibreOffice_project/d3abf4aee5fd705e4a92bba33a32f40bc4e56f49</meta:generator>
    <meta:document-statistic meta:table-count="0" meta:image-count="0" meta:object-count="0" meta:page-count="3" meta:paragraph-count="51" meta:word-count="434" meta:character-count="2979" meta:non-whitespace-character-count="2586"/>
  </office:meta>
</office:document-meta>
</file>